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96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9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2.99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14cm" fo:min-width="3.808cm" draw:shadow="visible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botto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385cm" fo:min-width="1.405cm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2.608cm" fo:min-width="4.26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289cm" fo:min-width="2.99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font-size="8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88cm" svg:y1="4.81cm" svg:x2="27.035cm" svg:y2="4.81cm">
          <text:p/>
        </draw:line>
        <draw:line draw:style-name="gr1" draw:text-style-name="P1" draw:layer="layout" svg:x1="27.035cm" svg:y1="4.81cm" svg:x2="27.035cm" svg:y2="16.875cm">
          <text:p/>
        </draw:line>
        <draw:line draw:style-name="gr1" draw:text-style-name="P1" draw:layer="layout" svg:x1="2.588cm" svg:y1="16.875cm" svg:x2="2.588cm" svg:y2="4.81cm">
          <text:p/>
        </draw:line>
        <draw:line draw:style-name="gr1" draw:text-style-name="P1" draw:layer="layout" svg:x1="2.588cm" svg:y1="16.875cm" svg:x2="27.035cm" svg:y2="16.875cm">
          <text:p/>
        </draw:line>
        <draw:custom-shape draw:style-name="gr2" draw:text-style-name="P2" xml:id="id5" draw:id="id5" draw:layer="layout" svg:width="5.715cm" svg:height="1.905cm" svg:x="19.098cm" svg:y="6.08cm">
          <text:p text:style-name="P2">PISO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715cm" svg:height="1.905cm" svg:x="3.858cm" svg:y="6.079cm">
          <text:p text:style-name="P2">SIP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2.222cm" svg:x="6.08cm" svg:y="3.8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xml:id="id1" draw:id="id1" draw:layer="layout" svg:width="0.635cm" svg:height="0.635cm" svg:x="2.27cm" svg:y="6.71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7.353cm" svg:y1="7.032cm" svg:x2="28.383cm" svg:y2="7.032cm">
          <text:p/>
        </draw:line>
        <draw:custom-shape draw:style-name="gr4" draw:text-style-name="P3" xml:id="id4" draw:id="id4" draw:layer="layout" svg:width="0.635cm" svg:height="0.635cm" svg:x="26.718cm" svg:y="6.71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.905cm" svg:y1="7.031cm" svg:x2="3.858cm" svg:y2="7.031cm" draw:start-shape="id1" draw:start-glue-point="1" draw:end-shape="id2" draw:end-glue-point="3" svg:d="M2905 7031h953" svg:viewBox="0 0 954 1">
          <text:p/>
        </draw:connector>
        <draw:custom-shape draw:style-name="gr7" draw:text-style-name="P3" draw:layer="layout" svg:width="0.999cm" svg:height="2.222cm" svg:x="21.32cm" svg:y="3.857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3.493cm" svg:height="2.54cm" svg:x="4.81cm" svg:y="9.89cm">
          <text:p text:style-name="P2">RX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308cm" svg:height="1.964cm" svg:x="3.223cm" svg:y="14.276cm">
          <text:p text:style-name="P2">UART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7.828cm" svg:y1="7.032cm" svg:x2="19.098cm" svg:y2="7.032cm">
          <text:p text:style-name="P3">1</text:p>
        </draw:line>
        <draw:connector draw:style-name="gr11" draw:text-style-name="P3" draw:layer="layout" svg:x1="26.083cm" svg:y1="7.034cm" svg:x2="26.718cm" svg:y2="7.032cm" draw:start-shape="id3" draw:start-glue-point="1" draw:end-shape="id4" draw:end-glue-point="3" svg:d="M26083 7034h317v-2h318" svg:viewBox="0 0 636 3">
          <text:p/>
        </draw:connector>
        <draw:connector draw:style-name="gr11" draw:text-style-name="P3" draw:layer="layout" svg:x1="25.811cm" svg:y1="16.55cm" svg:x2="25.785cm" svg:y2="16.55cm" svg:d="M25811 16550h-26" svg:viewBox="0 0 27 1">
          <text:p/>
        </draw:connector>
        <draw:connector draw:style-name="gr11" draw:text-style-name="P3" draw:layer="layout" svg:x1="24.813cm" svg:y1="7.032cm" svg:x2="25.448cm" svg:y2="7.034cm" draw:start-shape="id5" draw:start-glue-point="1" draw:end-shape="id3" draw:end-glue-point="3" svg:d="M24813 7032h317v2h318" svg:viewBox="0 0 636 3">
          <text:p/>
        </draw:connector>
        <draw:g xml:id="id3" draw:id="id3">
          <draw:g>
            <draw:custom-shape draw:style-name="gr12" draw:text-style-name="P6" draw:layer="layout" svg:width="1.905cm" svg:height="0.635cm" draw:transform="rotate (1.5707963267949) translate (25.448cm 7.985cm)">
              <text:p text:style-name="P5"><text:span text:style-name="T1">o</text:span><text:span text:style-name="T1">b</text:span><text:span text:style-name="T1">u</text:span><text:span text:style-name="T1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7" draw:layer="layout" svg:width="0.635cm" svg:height="0.317cm" draw:transform="rotate (-3.14159265358979) translate (26.083cm 7.987cm)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4" draw:text-style-name="P3" draw:layer="layout" svg:width="4.762cm" svg:height="2.858cm" svg:x="11.478cm" svg:y="9.572cm">
          <text:p text:style-name="P3">Clock</text:p>
          <text:p text:style-name="P3">generat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493cm" svg:height="2.539cm" svg:x="20.05cm" svg:y="9.891cm">
          <text:p text:style-name="P2">TX Control</text:p>
          <draw:enhanced-geometry svg:viewBox="0 0 21600 21600" draw:type="rectangle" draw:enhanced-path="M 0 0 L 21600 0 21600 21600 0 21600 0 0 Z N"/>
        </draw:custom-shape>
        <officeooo:annotation svg:x="0cm" svg:y="0cm">
          <dc:creator>Vitalii Yurchenko</dc:creator>
          <meta:creator-initials>VY</meta:creator-initials>
          <dc:date>2022-08-24T19:28:19</dc:date>
          <text:p>output RX register</text:p>
          <text:p/>
          <text:p>input TX register</text:p>
          <text:p/>
          <text:p>input read <text:s/>RX register</text:p>
          <text:p>input write TX register</text:p>
          <text:p/>
          <text:p>output ready RX data</text:p>
          <text:p>output empty TX data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08-23T12:24:08.755092276</meta:creation-date>
    <meta:generator>LibreOffice/7.4.0.3$Linux_X86_64 LibreOffice_project/40$Build-3</meta:generator>
    <dc:date>2022-08-26T18:24:32.352182432</dc:date>
    <dc:creator>Vitalii Yurchenko</dc:creator>
    <meta:editing-duration>PT1H36M</meta:editing-duration>
    <meta:editing-cycles>17</meta:editing-cycles>
    <meta:document-statistic meta:object-count="24"/>
  </office:meta>
</office:document-meta>
</file>